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25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3.2681in"/>
    </style:style>
    <style:style style:name="co4" style:family="table-column">
      <style:table-column-properties fo:break-before="auto" style:column-width="2.8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loga-lokacija-1 - z vso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Časovna Značka (CEST/CET)</text:p>
          </table:table-cell>
          <table:table-cell office:value-type="string" calcext:value-type="string">
            <text:p>Poraba [kWh]</text:p>
          </table:table-cell>
          <table:table-cell office:value-type="string" calcext:value-type="string">
            <text:p>Dinamične Cene [EUR/kWh]</text:p>
          </table:table-cell>
          <table:table-cell/>
        </table:table-row>
        <table:table-row table:style-name="ro1">
          <table:table-cell office:value-type="string" calcext:value-type="string">
            <text:p>2024-07-01T00:00:00+02:00</text:p>
          </table:table-cell>
          <table:table-cell office:value-type="float" office:value="6476" calcext:value-type="float">
            <text:p>6476</text:p>
          </table:table-cell>
          <table:table-cell office:value-type="float" office:value="0.09235" calcext:value-type="float">
            <text:p>0.09235</text:p>
          </table:table-cell>
          <table:table-cell table:formula="of:=[.B2]*[.C2]" office:value-type="float" office:value="598.0586" calcext:value-type="float">
            <text:p>598.0586</text:p>
          </table:table-cell>
        </table:table-row>
        <table:table-row table:style-name="ro1">
          <table:table-cell office:value-type="string" calcext:value-type="string">
            <text:p>2024-07-01T00:15:00+02:00</text:p>
          </table:table-cell>
          <table:table-cell office:value-type="float" office:value="7852" calcext:value-type="float">
            <text:p>7852</text:p>
          </table:table-cell>
          <table:table-cell office:value-type="float" office:value="0.09235" calcext:value-type="float">
            <text:p>0.09235</text:p>
          </table:table-cell>
          <table:table-cell table:formula="of:=[.B3]*[.C3]" office:value-type="float" office:value="725.1322" calcext:value-type="float">
            <text:p>725.1322</text:p>
          </table:table-cell>
        </table:table-row>
        <table:table-row table:style-name="ro1">
          <table:table-cell office:value-type="string" calcext:value-type="string">
            <text:p>2024-07-01T00:30:00+02:00</text:p>
          </table:table-cell>
          <table:table-cell office:value-type="float" office:value="6426" calcext:value-type="float">
            <text:p>6426</text:p>
          </table:table-cell>
          <table:table-cell office:value-type="float" office:value="0.09235" calcext:value-type="float">
            <text:p>0.09235</text:p>
          </table:table-cell>
          <table:table-cell table:formula="of:=[.B4]*[.C4]" office:value-type="float" office:value="593.4411" calcext:value-type="float">
            <text:p>593.4411</text:p>
          </table:table-cell>
        </table:table-row>
        <table:table-row table:style-name="ro1">
          <table:table-cell office:value-type="string" calcext:value-type="string">
            <text:p>2024-07-01T00:45:00+02:00</text:p>
          </table:table-cell>
          <table:table-cell office:value-type="float" office:value="5951" calcext:value-type="float">
            <text:p>5951</text:p>
          </table:table-cell>
          <table:table-cell office:value-type="float" office:value="0.09235" calcext:value-type="float">
            <text:p>0.09235</text:p>
          </table:table-cell>
          <table:table-cell table:formula="of:=[.B5]*[.C5]" office:value-type="float" office:value="549.57485" calcext:value-type="float">
            <text:p>549.57485</text:p>
          </table:table-cell>
        </table:table-row>
        <table:table-row table:style-name="ro1">
          <table:table-cell office:value-type="string" calcext:value-type="string">
            <text:p>2024-07-01T01:00:00+02:00</text:p>
          </table:table-cell>
          <table:table-cell office:value-type="float" office:value="7.3175" calcext:value-type="float">
            <text:p>7.3175</text:p>
          </table:table-cell>
          <table:table-cell office:value-type="float" office:value="0.08277" calcext:value-type="float">
            <text:p>0.08277</text:p>
          </table:table-cell>
          <table:table-cell table:formula="of:=[.B6]*[.C6]" office:value-type="float" office:value="0.605669475" calcext:value-type="float">
            <text:p>0.605669475</text:p>
          </table:table-cell>
        </table:table-row>
        <table:table-row table:style-name="ro1">
          <table:table-cell office:value-type="string" calcext:value-type="string">
            <text:p>2024-07-01T01:15:00+02:00</text:p>
          </table:table-cell>
          <table:table-cell office:value-type="float" office:value="6.7405" calcext:value-type="float">
            <text:p>6.7405</text:p>
          </table:table-cell>
          <table:table-cell office:value-type="float" office:value="0.08277" calcext:value-type="float">
            <text:p>0.08277</text:p>
          </table:table-cell>
          <table:table-cell table:formula="of:=[.B7]*[.C7]" office:value-type="float" office:value="0.557911185" calcext:value-type="float">
            <text:p>0.557911185</text:p>
          </table:table-cell>
        </table:table-row>
        <table:table-row table:style-name="ro1">
          <table:table-cell office:value-type="string" calcext:value-type="string">
            <text:p>2024-07-01T01:30:00+02:00</text:p>
          </table:table-cell>
          <table:table-cell office:value-type="float" office:value="6.53" calcext:value-type="float">
            <text:p>6.53</text:p>
          </table:table-cell>
          <table:table-cell office:value-type="float" office:value="0.08277" calcext:value-type="float">
            <text:p>0.08277</text:p>
          </table:table-cell>
          <table:table-cell table:formula="of:=[.B8]*[.C8]" office:value-type="float" office:value="0.5404881" calcext:value-type="float">
            <text:p>0.5404881</text:p>
          </table:table-cell>
        </table:table-row>
        <table:table-row table:style-name="ro1">
          <table:table-cell office:value-type="string" calcext:value-type="string">
            <text:p>2024-07-01T01:45:00+02:00</text:p>
          </table:table-cell>
          <table:table-cell office:value-type="float" office:value="7489" calcext:value-type="float">
            <text:p>7489</text:p>
          </table:table-cell>
          <table:table-cell office:value-type="float" office:value="0.08277" calcext:value-type="float">
            <text:p>0.08277</text:p>
          </table:table-cell>
          <table:table-cell table:formula="of:=[.B9]*[.C9]" office:value-type="float" office:value="619.86453" calcext:value-type="float">
            <text:p>619.86453</text:p>
          </table:table-cell>
        </table:table-row>
        <table:table-row table:style-name="ro1">
          <table:table-cell office:value-type="string" calcext:value-type="string">
            <text:p>2024-07-01T02:00:00+02:00</text:p>
          </table:table-cell>
          <table:table-cell office:value-type="float" office:value="7.14" calcext:value-type="float">
            <text:p>7.14</text:p>
          </table:table-cell>
          <table:table-cell office:value-type="float" office:value="0.07588" calcext:value-type="float">
            <text:p>0.07588</text:p>
          </table:table-cell>
          <table:table-cell table:formula="of:=[.B10]*[.C10]" office:value-type="float" office:value="0.5417832" calcext:value-type="float">
            <text:p>0.5417832</text:p>
          </table:table-cell>
        </table:table-row>
        <table:table-row table:style-name="ro1">
          <table:table-cell office:value-type="string" calcext:value-type="string">
            <text:p>2024-07-01T02:15:00+02:00</text:p>
          </table:table-cell>
          <table:table-cell office:value-type="float" office:value="6563" calcext:value-type="float">
            <text:p>6563</text:p>
          </table:table-cell>
          <table:table-cell office:value-type="float" office:value="0.07588" calcext:value-type="float">
            <text:p>0.07588</text:p>
          </table:table-cell>
          <table:table-cell table:formula="of:=[.B11]*[.C11]" office:value-type="float" office:value="498.00044" calcext:value-type="float">
            <text:p>498.00044</text:p>
          </table:table-cell>
        </table:table-row>
        <table:table-row table:style-name="ro1">
          <table:table-cell office:value-type="string" calcext:value-type="string">
            <text:p>2024-07-01T02:30:00+02:00</text:p>
          </table:table-cell>
          <table:table-cell office:value-type="float" office:value="6.7405" calcext:value-type="float">
            <text:p>6.7405</text:p>
          </table:table-cell>
          <table:table-cell office:value-type="float" office:value="0.07588" calcext:value-type="float">
            <text:p>0.07588</text:p>
          </table:table-cell>
          <table:table-cell table:formula="of:=[.B12]*[.C12]" office:value-type="float" office:value="0.51146914" calcext:value-type="float">
            <text:p>0.51146914</text:p>
          </table:table-cell>
        </table:table-row>
        <table:table-row table:style-name="ro1">
          <table:table-cell office:value-type="string" calcext:value-type="string">
            <text:p>2024-07-01T02:45:00+02:00</text:p>
          </table:table-cell>
          <table:table-cell office:value-type="float" office:value="7898" calcext:value-type="float">
            <text:p>7898</text:p>
          </table:table-cell>
          <table:table-cell office:value-type="float" office:value="0.07588" calcext:value-type="float">
            <text:p>0.07588</text:p>
          </table:table-cell>
          <table:table-cell table:formula="of:=[.B13]*[.C13]" office:value-type="float" office:value="599.30024" calcext:value-type="float">
            <text:p>599.30024</text:p>
          </table:table-cell>
        </table:table-row>
        <table:table-row table:style-name="ro1">
          <table:table-cell office:value-type="string" calcext:value-type="string">
            <text:p>2024-07-01T03:00:00+02:00</text:p>
          </table:table-cell>
          <table:table-cell office:value-type="float" office:value="6564" calcext:value-type="float">
            <text:p>6564</text:p>
          </table:table-cell>
          <table:table-cell office:value-type="float" office:value="0.07536" calcext:value-type="float">
            <text:p>0.07536</text:p>
          </table:table-cell>
          <table:table-cell table:formula="of:=[.B14]*[.C14]" office:value-type="float" office:value="494.66304" calcext:value-type="float">
            <text:p>494.66304</text:p>
          </table:table-cell>
        </table:table-row>
        <table:table-row table:style-name="ro1">
          <table:table-cell office:value-type="string" calcext:value-type="string">
            <text:p>2024-07-01T03:15:00+02:00</text:p>
          </table:table-cell>
          <table:table-cell office:value-type="float" office:value="6.26" calcext:value-type="float">
            <text:p>6.26</text:p>
          </table:table-cell>
          <table:table-cell office:value-type="float" office:value="0.07536" calcext:value-type="float">
            <text:p>0.07536</text:p>
          </table:table-cell>
          <table:table-cell table:formula="of:=[.B15]*[.C15]" office:value-type="float" office:value="0.4717536" calcext:value-type="float">
            <text:p>0.4717536</text:p>
          </table:table-cell>
        </table:table-row>
        <table:table-row table:style-name="ro1">
          <table:table-cell office:value-type="string" calcext:value-type="string">
            <text:p>2024-07-01T03:30:00+02:00</text:p>
          </table:table-cell>
          <table:table-cell office:value-type="float" office:value="8225" calcext:value-type="float">
            <text:p>8225</text:p>
          </table:table-cell>
          <table:table-cell office:value-type="float" office:value="0.07536" calcext:value-type="float">
            <text:p>0.07536</text:p>
          </table:table-cell>
          <table:table-cell table:formula="of:=[.B16]*[.C16]" office:value-type="float" office:value="619.836" calcext:value-type="float">
            <text:p>619.836</text:p>
          </table:table-cell>
        </table:table-row>
        <table:table-row table:style-name="ro1">
          <table:table-cell office:value-type="string" calcext:value-type="string">
            <text:p>2024-07-01T03:45:00+02:00</text:p>
          </table:table-cell>
          <table:table-cell office:value-type="float" office:value="6464" calcext:value-type="float">
            <text:p>6464</text:p>
          </table:table-cell>
          <table:table-cell office:value-type="float" office:value="0.07536" calcext:value-type="float">
            <text:p>0.07536</text:p>
          </table:table-cell>
          <table:table-cell table:formula="of:=[.B17]*[.C17]" office:value-type="float" office:value="487.12704" calcext:value-type="float">
            <text:p>487.12704</text:p>
          </table:table-cell>
        </table:table-row>
        <table:table-row table:style-name="ro1">
          <table:table-cell office:value-type="string" calcext:value-type="string">
            <text:p>2024-07-01T04:00:00+02:00</text:p>
          </table:table-cell>
          <table:table-cell office:value-type="float" office:value="6458" calcext:value-type="float">
            <text:p>6458</text:p>
          </table:table-cell>
          <table:table-cell office:value-type="float" office:value="0.07392" calcext:value-type="float">
            <text:p>0.07392</text:p>
          </table:table-cell>
          <table:table-cell table:formula="of:=[.B18]*[.C18]" office:value-type="float" office:value="477.37536" calcext:value-type="float">
            <text:p>477.37536</text:p>
          </table:table-cell>
        </table:table-row>
        <table:table-row table:style-name="ro1">
          <table:table-cell office:value-type="string" calcext:value-type="string">
            <text:p>2024-07-01T04:15:00+02:00</text:p>
          </table:table-cell>
          <table:table-cell office:value-type="float" office:value="7.2935" calcext:value-type="float">
            <text:p>7.2935</text:p>
          </table:table-cell>
          <table:table-cell office:value-type="float" office:value="0.07392" calcext:value-type="float">
            <text:p>0.07392</text:p>
          </table:table-cell>
          <table:table-cell table:formula="of:=[.B19]*[.C19]" office:value-type="float" office:value="0.53913552" calcext:value-type="float">
            <text:p>0.53913552</text:p>
          </table:table-cell>
        </table:table-row>
        <table:table-row table:style-name="ro1">
          <table:table-cell office:value-type="string" calcext:value-type="string">
            <text:p>2024-07-01T04:30:00+02:00</text:p>
          </table:table-cell>
          <table:table-cell office:value-type="float" office:value="7326" calcext:value-type="float">
            <text:p>7326</text:p>
          </table:table-cell>
          <table:table-cell office:value-type="float" office:value="0.07392" calcext:value-type="float">
            <text:p>0.07392</text:p>
          </table:table-cell>
          <table:table-cell table:formula="of:=[.B20]*[.C20]" office:value-type="float" office:value="541.53792" calcext:value-type="float">
            <text:p>541.53792</text:p>
          </table:table-cell>
        </table:table-row>
        <table:table-row table:style-name="ro1">
          <table:table-cell office:value-type="string" calcext:value-type="string">
            <text:p>2024-07-01T04:45:00+02:00</text:p>
          </table:table-cell>
          <table:table-cell office:value-type="float" office:value="6917" calcext:value-type="float">
            <text:p>6917</text:p>
          </table:table-cell>
          <table:table-cell office:value-type="float" office:value="0.07392" calcext:value-type="float">
            <text:p>0.07392</text:p>
          </table:table-cell>
          <table:table-cell table:formula="of:=[.B21]*[.C21]" office:value-type="float" office:value="511.30464" calcext:value-type="float">
            <text:p>511.30464</text:p>
          </table:table-cell>
        </table:table-row>
        <table:table-row table:style-name="ro1">
          <table:table-cell office:value-type="string" calcext:value-type="string">
            <text:p>2024-07-01T05:00:00+02:00</text:p>
          </table:table-cell>
          <table:table-cell office:value-type="float" office:value="6.2765" calcext:value-type="float">
            <text:p>6.2765</text:p>
          </table:table-cell>
          <table:table-cell office:value-type="float" office:value="0.08397" calcext:value-type="float">
            <text:p>0.08397</text:p>
          </table:table-cell>
          <table:table-cell table:formula="of:=[.B22]*[.C22]" office:value-type="float" office:value="0.527037705" calcext:value-type="float">
            <text:p>0.527037705</text:p>
          </table:table-cell>
        </table:table-row>
        <table:table-row table:style-name="ro1">
          <table:table-cell office:value-type="string" calcext:value-type="string">
            <text:p>2024-07-01T05:15:00+02:00</text:p>
          </table:table-cell>
          <table:table-cell office:value-type="float" office:value="7.3215" calcext:value-type="float">
            <text:p>7.3215</text:p>
          </table:table-cell>
          <table:table-cell office:value-type="float" office:value="0.08397" calcext:value-type="float">
            <text:p>0.08397</text:p>
          </table:table-cell>
          <table:table-cell table:formula="of:=[.B23]*[.C23]" office:value-type="float" office:value="0.614786355" calcext:value-type="float">
            <text:p>0.614786355</text:p>
          </table:table-cell>
        </table:table-row>
        <table:table-row table:style-name="ro1">
          <table:table-cell office:value-type="string" calcext:value-type="string">
            <text:p>2024-07-01T05:30:00+02:00</text:p>
          </table:table-cell>
          <table:table-cell office:value-type="float" office:value="6.0045" calcext:value-type="float">
            <text:p>6.0045</text:p>
          </table:table-cell>
          <table:table-cell office:value-type="float" office:value="0.08397" calcext:value-type="float">
            <text:p>0.08397</text:p>
          </table:table-cell>
          <table:table-cell table:formula="of:=[.B24]*[.C24]" office:value-type="float" office:value="0.504197865" calcext:value-type="float">
            <text:p>0.504197865</text:p>
          </table:table-cell>
        </table:table-row>
        <table:table-row table:style-name="ro1">
          <table:table-cell office:value-type="string" calcext:value-type="string">
            <text:p>2024-07-01T05:45:00+02:00</text:p>
          </table:table-cell>
          <table:table-cell office:value-type="float" office:value="6.2695" calcext:value-type="float">
            <text:p>6.2695</text:p>
          </table:table-cell>
          <table:table-cell office:value-type="float" office:value="0.08397" calcext:value-type="float">
            <text:p>0.08397</text:p>
          </table:table-cell>
          <table:table-cell table:formula="of:=[.B25]*[.C25]" office:value-type="float" office:value="0.526449915" calcext:value-type="float">
            <text:p>0.526449915</text:p>
          </table:table-cell>
        </table:table-row>
        <table:table-row table:style-name="ro1">
          <table:table-cell office:value-type="string" calcext:value-type="string">
            <text:p>2024-07-01T06:00:00+02:00</text:p>
          </table:table-cell>
          <table:table-cell office:value-type="float" office:value="7.2425" calcext:value-type="float">
            <text:p>7.2425</text:p>
          </table:table-cell>
          <table:table-cell office:value-type="float" office:value="0.16249" calcext:value-type="float">
            <text:p>0.16249</text:p>
          </table:table-cell>
          <table:table-cell table:formula="of:=[.B26]*[.C26]" office:value-type="float" office:value="1.176833825" calcext:value-type="float">
            <text:p>1.176833825</text:p>
          </table:table-cell>
        </table:table-row>
        <table:table-row table:style-name="ro1">
          <table:table-cell office:value-type="string" calcext:value-type="string">
            <text:p>2024-07-01T06:15:00+02:00</text:p>
          </table:table-cell>
          <table:table-cell office:value-type="float" office:value="8.1305" calcext:value-type="float">
            <text:p>8.1305</text:p>
          </table:table-cell>
          <table:table-cell office:value-type="float" office:value="0.16249" calcext:value-type="float">
            <text:p>0.16249</text:p>
          </table:table-cell>
          <table:table-cell table:formula="of:=[.B27]*[.C27]" office:value-type="float" office:value="1.321124945" calcext:value-type="float">
            <text:p>1.321124945</text:p>
          </table:table-cell>
        </table:table-row>
        <table:table-row table:style-name="ro1">
          <table:table-cell office:value-type="string" calcext:value-type="string">
            <text:p>2024-07-01T06:30:00+02:00</text:p>
          </table:table-cell>
          <table:table-cell office:value-type="float" office:value="6.7315" calcext:value-type="float">
            <text:p>6.7315</text:p>
          </table:table-cell>
          <table:table-cell office:value-type="float" office:value="0.16249" calcext:value-type="float">
            <text:p>0.16249</text:p>
          </table:table-cell>
          <table:table-cell table:formula="of:=[.B28]*[.C28]" office:value-type="float" office:value="1.093801435" calcext:value-type="float">
            <text:p>1.093801435</text:p>
          </table:table-cell>
        </table:table-row>
        <table:table-row table:style-name="ro1">
          <table:table-cell office:value-type="string" calcext:value-type="string">
            <text:p>2024-07-01T06:45:00+02:00</text:p>
          </table:table-cell>
          <table:table-cell office:value-type="float" office:value="8.99" calcext:value-type="float">
            <text:p>8.99</text:p>
          </table:table-cell>
          <table:table-cell office:value-type="float" office:value="0.16249" calcext:value-type="float">
            <text:p>0.16249</text:p>
          </table:table-cell>
          <table:table-cell table:formula="of:=[.B29]*[.C29]" office:value-type="float" office:value="1.4607851" calcext:value-type="float">
            <text:p>1.4607851</text:p>
          </table:table-cell>
        </table:table-row>
        <table:table-row table:style-name="ro1">
          <table:table-cell office:value-type="string" calcext:value-type="string">
            <text:p>2024-07-01T07:00:00+02:00</text:p>
          </table:table-cell>
          <table:table-cell office:value-type="float" office:value="11.0175" calcext:value-type="float">
            <text:p>11.0175</text:p>
          </table:table-cell>
          <table:table-cell office:value-type="float" office:value="0.16806" calcext:value-type="float">
            <text:p>0.16806</text:p>
          </table:table-cell>
          <table:table-cell table:formula="of:=[.B30]*[.C30]" office:value-type="float" office:value="1.85160105" calcext:value-type="float">
            <text:p>1.85160105</text:p>
          </table:table-cell>
        </table:table-row>
        <table:table-row table:style-name="ro1">
          <table:table-cell office:value-type="string" calcext:value-type="string">
            <text:p>2024-07-01T07:15:00+02:00</text:p>
          </table:table-cell>
          <table:table-cell office:value-type="float" office:value="9.2545" calcext:value-type="float">
            <text:p>9.2545</text:p>
          </table:table-cell>
          <table:table-cell office:value-type="float" office:value="0.16806" calcext:value-type="float">
            <text:p>0.16806</text:p>
          </table:table-cell>
          <table:table-cell table:formula="of:=[.B31]*[.C31]" office:value-type="float" office:value="1.55531127" calcext:value-type="float">
            <text:p>1.55531127</text:p>
          </table:table-cell>
        </table:table-row>
        <table:table-row table:style-name="ro1">
          <table:table-cell office:value-type="string" calcext:value-type="string">
            <text:p>2024-07-01T07:30:00+02:00</text:p>
          </table:table-cell>
          <table:table-cell office:value-type="float" office:value="13218" calcext:value-type="float">
            <text:p>13218</text:p>
          </table:table-cell>
          <table:table-cell office:value-type="float" office:value="0.16806" calcext:value-type="float">
            <text:p>0.16806</text:p>
          </table:table-cell>
          <table:table-cell table:formula="of:=[.B32]*[.C32]" office:value-type="float" office:value="2221.41708" calcext:value-type="float">
            <text:p>2221.41708</text:p>
          </table:table-cell>
        </table:table-row>
        <table:table-row table:style-name="ro1">
          <table:table-cell office:value-type="string" calcext:value-type="string">
            <text:p>2024-07-01T07:45:00+02:00</text:p>
          </table:table-cell>
          <table:table-cell office:value-type="float" office:value="15.4035" calcext:value-type="float">
            <text:p>15.4035</text:p>
          </table:table-cell>
          <table:table-cell office:value-type="float" office:value="0.16806" calcext:value-type="float">
            <text:p>0.16806</text:p>
          </table:table-cell>
          <table:table-cell table:formula="of:=[.B33]*[.C33]" office:value-type="float" office:value="2.58871221" calcext:value-type="float">
            <text:p>2.58871221</text:p>
          </table:table-cell>
        </table:table-row>
        <table:table-row table:style-name="ro1">
          <table:table-cell office:value-type="string" calcext:value-type="string">
            <text:p>2024-07-01T08:00:00+02:00</text:p>
          </table:table-cell>
          <table:table-cell office:value-type="float" office:value="15.4645" calcext:value-type="float">
            <text:p>15.4645</text:p>
          </table:table-cell>
          <table:table-cell office:value-type="float" office:value="146" calcext:value-type="float">
            <text:p>146</text:p>
          </table:table-cell>
          <table:table-cell table:formula="of:=[.B34]*[.C34]" office:value-type="float" office:value="2257.817" calcext:value-type="float">
            <text:p>2257.817</text:p>
          </table:table-cell>
        </table:table-row>
        <table:table-row table:style-name="ro1">
          <table:table-cell office:value-type="string" calcext:value-type="string">
            <text:p>2024-07-01T08:15:00+02:00</text:p>
          </table:table-cell>
          <table:table-cell office:value-type="float" office:value="15.7385" calcext:value-type="float">
            <text:p>15.7385</text:p>
          </table:table-cell>
          <table:table-cell office:value-type="float" office:value="146" calcext:value-type="float">
            <text:p>146</text:p>
          </table:table-cell>
          <table:table-cell table:formula="of:=[.B35]*[.C35]" office:value-type="float" office:value="2297.821" calcext:value-type="float">
            <text:p>2297.821</text:p>
          </table:table-cell>
        </table:table-row>
        <table:table-row table:style-name="ro1">
          <table:table-cell office:value-type="string" calcext:value-type="string">
            <text:p>2024-07-01T08:30:00+02:00</text:p>
          </table:table-cell>
          <table:table-cell office:value-type="float" office:value="17748" calcext:value-type="float">
            <text:p>17748</text:p>
          </table:table-cell>
          <table:table-cell office:value-type="float" office:value="146" calcext:value-type="float">
            <text:p>146</text:p>
          </table:table-cell>
          <table:table-cell table:formula="of:=[.B36]*[.C36]" office:value-type="float" office:value="2591208" calcext:value-type="float">
            <text:p>2591208</text:p>
          </table:table-cell>
        </table:table-row>
        <table:table-row table:style-name="ro1">
          <table:table-cell office:value-type="string" calcext:value-type="string">
            <text:p>2024-07-01T08:45:00+02:00</text:p>
          </table:table-cell>
          <table:table-cell office:value-type="float" office:value="16.8655" calcext:value-type="float">
            <text:p>16.8655</text:p>
          </table:table-cell>
          <table:table-cell office:value-type="float" office:value="146" calcext:value-type="float">
            <text:p>146</text:p>
          </table:table-cell>
          <table:table-cell table:formula="of:=[.B37]*[.C37]" office:value-type="float" office:value="2462.363" calcext:value-type="float">
            <text:p>2462.363</text:p>
          </table:table-cell>
        </table:table-row>
        <table:table-row table:style-name="ro1">
          <table:table-cell office:value-type="string" calcext:value-type="string">
            <text:p>2024-07-01T09:00:00+02:00</text:p>
          </table:table-cell>
          <table:table-cell office:value-type="float" office:value="16.77" calcext:value-type="float">
            <text:p>16.77</text:p>
          </table:table-cell>
          <table:table-cell office:value-type="float" office:value="0.12745" calcext:value-type="float">
            <text:p>0.12745</text:p>
          </table:table-cell>
          <table:table-cell table:formula="of:=[.B38]*[.C38]" office:value-type="float" office:value="2.1373365" calcext:value-type="float">
            <text:p>2.1373365</text:p>
          </table:table-cell>
        </table:table-row>
        <table:table-row table:style-name="ro1">
          <table:table-cell office:value-type="string" calcext:value-type="string">
            <text:p>2024-07-01T09:15:00+02:00</text:p>
          </table:table-cell>
          <table:table-cell office:value-type="float" office:value="15.9065" calcext:value-type="float">
            <text:p>15.9065</text:p>
          </table:table-cell>
          <table:table-cell office:value-type="float" office:value="0.12745" calcext:value-type="float">
            <text:p>0.12745</text:p>
          </table:table-cell>
          <table:table-cell table:formula="of:=[.B39]*[.C39]" office:value-type="float" office:value="2.027283425" calcext:value-type="float">
            <text:p>2.027283425</text:p>
          </table:table-cell>
        </table:table-row>
        <table:table-row table:style-name="ro1">
          <table:table-cell office:value-type="string" calcext:value-type="string">
            <text:p>2024-07-01T09:30:00+02:00</text:p>
          </table:table-cell>
          <table:table-cell office:value-type="float" office:value="14016" calcext:value-type="float">
            <text:p>14016</text:p>
          </table:table-cell>
          <table:table-cell office:value-type="float" office:value="0.12745" calcext:value-type="float">
            <text:p>0.12745</text:p>
          </table:table-cell>
          <table:table-cell table:formula="of:=[.B40]*[.C40]" office:value-type="float" office:value="1786.3392" calcext:value-type="float">
            <text:p>1786.3392</text:p>
          </table:table-cell>
        </table:table-row>
        <table:table-row table:style-name="ro1">
          <table:table-cell office:value-type="string" calcext:value-type="string">
            <text:p>2024-07-01T09:45:00+02:00</text:p>
          </table:table-cell>
          <table:table-cell office:value-type="float" office:value="12.66" calcext:value-type="float">
            <text:p>12.66</text:p>
          </table:table-cell>
          <table:table-cell office:value-type="float" office:value="0.12745" calcext:value-type="float">
            <text:p>0.12745</text:p>
          </table:table-cell>
          <table:table-cell table:formula="of:=[.B41]*[.C41]" office:value-type="float" office:value="1.613517" calcext:value-type="float">
            <text:p>1.613517</text:p>
          </table:table-cell>
        </table:table-row>
        <table:table-row table:style-name="ro1">
          <table:table-cell office:value-type="string" calcext:value-type="string">
            <text:p>2024-07-01T10:00:00+02:00</text:p>
          </table:table-cell>
          <table:table-cell office:value-type="float" office:value="18.1545" calcext:value-type="float">
            <text:p>18.1545</text:p>
          </table:table-cell>
          <table:table-cell office:value-type="float" office:value="0.11032" calcext:value-type="float">
            <text:p>0.11032</text:p>
          </table:table-cell>
          <table:table-cell table:formula="of:=[.B42]*[.C42]" office:value-type="float" office:value="2.00280444" calcext:value-type="float">
            <text:p>2.00280444</text:p>
          </table:table-cell>
        </table:table-row>
        <table:table-row table:style-name="ro1">
          <table:table-cell office:value-type="string" calcext:value-type="string">
            <text:p>2024-07-01T10:15:00+02:00</text:p>
          </table:table-cell>
          <table:table-cell office:value-type="float" office:value="16812" calcext:value-type="float">
            <text:p>16812</text:p>
          </table:table-cell>
          <table:table-cell office:value-type="float" office:value="0.11032" calcext:value-type="float">
            <text:p>0.11032</text:p>
          </table:table-cell>
          <table:table-cell table:formula="of:=[.B43]*[.C43]" office:value-type="float" office:value="1854.69984" calcext:value-type="float">
            <text:p>1854.69984</text:p>
          </table:table-cell>
        </table:table-row>
        <table:table-row table:style-name="ro1">
          <table:table-cell office:value-type="string" calcext:value-type="string">
            <text:p>2024-07-01T10:30:00+02:00</text:p>
          </table:table-cell>
          <table:table-cell office:value-type="float" office:value="13.66" calcext:value-type="float">
            <text:p>13.66</text:p>
          </table:table-cell>
          <table:table-cell office:value-type="float" office:value="0.11032" calcext:value-type="float">
            <text:p>0.11032</text:p>
          </table:table-cell>
          <table:table-cell table:formula="of:=[.B44]*[.C44]" office:value-type="float" office:value="1.5069712" calcext:value-type="float">
            <text:p>1.5069712</text:p>
          </table:table-cell>
        </table:table-row>
        <table:table-row table:style-name="ro1">
          <table:table-cell office:value-type="string" calcext:value-type="string">
            <text:p>2024-07-01T10:45:00+02:00</text:p>
          </table:table-cell>
          <table:table-cell office:value-type="float" office:value="15328" calcext:value-type="float">
            <text:p>15328</text:p>
          </table:table-cell>
          <table:table-cell office:value-type="float" office:value="0.11032" calcext:value-type="float">
            <text:p>0.11032</text:p>
          </table:table-cell>
          <table:table-cell table:formula="of:=[.B45]*[.C45]" office:value-type="float" office:value="1690.98496" calcext:value-type="float">
            <text:p>1690.98496</text:p>
          </table:table-cell>
        </table:table-row>
        <table:table-row table:style-name="ro1">
          <table:table-cell office:value-type="string" calcext:value-type="string">
            <text:p>2024-07-01T11:00:00+02:00</text:p>
          </table:table-cell>
          <table:table-cell office:value-type="float" office:value="13.1225" calcext:value-type="float">
            <text:p>13.1225</text:p>
          </table:table-cell>
          <table:table-cell office:value-type="float" office:value="0.10691" calcext:value-type="float">
            <text:p>0.10691</text:p>
          </table:table-cell>
          <table:table-cell table:formula="of:=[.B46]*[.C46]" office:value-type="float" office:value="1.402926475" calcext:value-type="float">
            <text:p>1.402926475</text:p>
          </table:table-cell>
        </table:table-row>
        <table:table-row table:style-name="ro1">
          <table:table-cell office:value-type="string" calcext:value-type="string">
            <text:p>2024-07-01T11:15:00+02:00</text:p>
          </table:table-cell>
          <table:table-cell office:value-type="float" office:value="12495" calcext:value-type="float">
            <text:p>12495</text:p>
          </table:table-cell>
          <table:table-cell office:value-type="float" office:value="0.10691" calcext:value-type="float">
            <text:p>0.10691</text:p>
          </table:table-cell>
          <table:table-cell table:formula="of:=[.B47]*[.C47]" office:value-type="float" office:value="1335.84045" calcext:value-type="float">
            <text:p>1335.84045</text:p>
          </table:table-cell>
        </table:table-row>
        <table:table-row table:style-name="ro1">
          <table:table-cell office:value-type="string" calcext:value-type="string">
            <text:p>2024-07-01T11:30:00+02:00</text:p>
          </table:table-cell>
          <table:table-cell office:value-type="float" office:value="16.6965" calcext:value-type="float">
            <text:p>16.6965</text:p>
          </table:table-cell>
          <table:table-cell office:value-type="float" office:value="0.10691" calcext:value-type="float">
            <text:p>0.10691</text:p>
          </table:table-cell>
          <table:table-cell table:formula="of:=[.B48]*[.C48]" office:value-type="float" office:value="1.785022815" calcext:value-type="float">
            <text:p>1.785022815</text:p>
          </table:table-cell>
        </table:table-row>
        <table:table-row table:style-name="ro1">
          <table:table-cell table:number-columns-repeated="3"/>
          <table:table-cell table:formula="of:=SUM([.D2:.D48])" office:value-type="float" office:value="2614459.96320375" calcext:value-type="float">
            <text:p>2614459.96320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2T20:11:33.720802900</dc:date>
    <meta:editing-duration>PT44S</meta:editing-duration>
    <meta:editing-cycles>1</meta:editing-cycles>
    <meta:document-statistic meta:table-count="1" meta:cell-count="192" meta:object-count="0"/>
    <meta:generator>LibreOffice/25.2.5.2$Windows_X86_64 LibreOffice_project/03d19516eb2e1dd5d4ccd751a0d6f35f35e08022</meta:generator>
  </office:meta>
</office:document-meta>
</file>